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officeooo:rsid="000f400e" officeooo:paragraph-rsid="000f400e"/>
    </style:style>
    <style:style style:name="T1" style:family="text">
      <style:text-properties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▽ ▼ ● ○ ▼</text:p>
      <text:p text:style-name="P1">■ ■ □ ▲ ●</text:p>
      <text:p text:style-name="P1">● ▽ □ ▽ ○</text:p>
      <text:p text:style-name="P1">● □ ▼ □ ▲</text:p>
      <text:p text:style-name="P1">△ ● ■ ● □</text:p>
      <text:p text:style-name="P1">△ ■ ■ ▲ ○</text:p>
      <text:p text:style-name="P1">○ □ ▽ ▽ ▼</text:p>
      <text:p text:style-name="P1">△ ● ○ ▼ ○</text:p>
      <text:p text:style-name="P1">● ■ ▲ ■ ■</text:p>
      <text:p text:style-name="P1">□ ■ ▼ ▽ ▽</text:p>
      <text:p text:style-name="P1">△ ● ▽ ● ●</text:p>
      <text:p text:style-name="P1">○ ● ▲ ▲ ■</text:p>
      <text:p text:style-name="P1">○ ▽ ○ △ ●</text:p>
      <text:p text:style-name="P1">▽ ● ▲ ▲ ▽</text:p>
      <text:p text:style-name="P1">□ ▽ ■ ▲ ○</text:p>
      <text:p text:style-name="P1">▽ ● ■ □ ■</text:p>
      <text:p text:style-name="P1">▼ □ ■ △ □</text:p>
      <text:p text:style-name="P1">▲ ○ ● ● □</text:p>
      <text:p text:style-name="P1">● □ ▼ ▽ ■</text:p>
      <text:p text:style-name="P1">▽ ● ○ ▼ ▽</text:p>
      <text:p text:style-name="P1">▼ ▼ ▼ ● ▼</text:p>
      <text:p text:style-name="P1">▼ ○ ▲ △ △</text:p>
      <text:p text:style-name="P1">○ ▽ ▽ ▲ ▼</text:p>
      <text:p text:style-name="P1">● □ □ ● △</text:p>
      <text:p text:style-name="P1">▼ ■ ● ▽ ○</text:p>
      <text:p text:style-name="P1">■ ○ ● ■ ▽</text:p>
      <text:p text:style-name="P1">□ ▲ □ □ ■</text:p>
      <text:p text:style-name="P1">▼ ■ △ ● □</text:p>
      <text:p text:style-name="P1">● ▽ ○ ■ ○</text:p>
      <text:p text:style-name="P1">□ ▼ □ ● ▲</text:p>
      <text:p text:style-name="P1">□ ○ △ ○ △</text:p>
      <text:p text:style-name="P1">▲ ○ ■ ▼ □</text:p>
      <text:p text:style-name="P1">● △ ▲ ▲ ▼</text:p>
      <text:p text:style-name="P1">■ ▲ △ △ ▽</text:p>
      <text:p text:style-name="P1">▲ ○ ▼ ■ ▽</text:p>
      <text:p text:style-name="P1">■ △ □ ● ▼</text:p>
      <text:p text:style-name="P1">■ ▲ ● ▽ ▽</text:p>
      <text:p text:style-name="P1">○ ▽ ■ □ □</text:p>
      <text:p text:style-name="P1">○ ■ ▼ ▽ ▲</text:p>
      <text:p text:style-name="P1">▼ △ ● ▲ 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5T17:13:05.166254000</dc:date>
    <meta:editing-duration>PT17S</meta:editing-duration>
    <meta:editing-cycles>1</meta:editing-cycles>
    <meta:document-statistic meta:table-count="0" meta:image-count="0" meta:object-count="0" meta:page-count="1" meta:paragraph-count="40" meta:word-count="200" meta:character-count="360" meta:non-whitespace-character-count="200"/>
    <meta:generator>LibreOffice/4.4.3.2$MacOSX_X86_64 LibreOffice_project/88805f81e9fe61362df02b9941de8e38a9b5fd16</meta:generator>
  </office:meta>
</office:document-meta>
</file>